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9" style:family="table-cell" style:parent-style-name="Default">
      <style:table-cell-properties fo:background-color="#7f7f7f" style:rotation-align="none"/>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office:forms form:automatic-focus="false" form:apply-design-mode="false"/>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1-04-26T21:00:10.35" calcext:value-type="date" table:number-columns-spanned="3" table:number-rows-spanned="1">
            <text:p>Apr-26-21</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1-05-01T21:00:10.35" calcext:value-type="date" table:number-columns-spanned="3" table:number-rows-spanned="1">
            <text:p>May-01-21</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02">00/00/0000</text:date>, <text:time style:data-style-name="N2" text:time-value="21:00:09.00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1-05-02T21:00:33.182000000</dc:date>
    <meta:generator>LibreOffice/6.3.5.2$Windows_x86 LibreOffice_project/dd0751754f11728f69b42ee2af66670068624673</meta:generator>
    <meta:editing-duration>PT8H37M55S</meta:editing-duration>
    <meta:editing-cycles>116</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1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10502
'

Global startDate As Date
Global endDate As Date
Global dTotalNetPF As Double
Global dActualTotalNetPF As Double
Global dForecasteddTotalNetPFFromHMO As Double
'Global dTotalPTTreatment As Double 'removed by Mike, 20201011
Global dForecastedTotalNetPTTreatmentFromHMO As Double
Global dForecastedTotalNetConsultationFromHMO As Double
Global unpaidTransactionDateContainer As Object 'added by Mike, 20201011
Global iUnpaidTransactionDateContainerCount As Integer 'added by Mike, 20201011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1206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    MsgBox ("startDateYear: " &amp; startDateYear)
'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    MsgBox ("myInputStartDate! " &amp; myInputStartDate.name)
 '   MsgBox ("myInputEndDate! " &amp; myInputEndDate.name)

'added by Mike, 20210502
'   MsgBox ("myInputStartDate! " &amp; myInputStartDateWorksheet.name)
'   MsgBox ("myInputEndDate! " &amp; myInputEndDateWorksheet.name)
        
    dTotalNetPF = 0
    dForecastedTotalNetPTTreatmentFromHMO = 0

    dActualTotalNetPF = 0 'added by Mike, 20201011
	
	'added by Mike, 20201011
  	Set unpaidTransactionDateContainer = New Collection    
	iUnpaidTransactionDateContainerCount = 0
            
    'TO-DO: -update: instructions for the function to return two (2) output values
    'dTotalNetPF = autoComputedTotalNetPF(myInputStartDate)

	'added by Mike, 20201011
    Call autoWriteCashPaidDatePhraseInNotesColumnTreatmentMasterList
	
    'TO-DO: -reverify: this
	'edited by Mike, 20210502
    Call autoComputedTotalNetPF(myInputStartDateWorksheet)
	Call autoIdentifyDateOfUnpaidTransaction(myInputStartDateWorksheet) 'added by Mike, 20201011


    If (myInputStartDateWorksheet.name &lt;&gt; myInputEndDateWorksheet.name) Then
'        dTotalNetPF = autoComputedTotalNetPF(myInputEndDate)

		'added by Mike, 20201011
	    Call autoWriteCashPaidDatePhraseInNotesColumnTreatmentMasterList

    	'TO-DO: -reverify: this
        Call autoComputedTotalNetPF(myInputEndDateWorksheet)
		Call autoIdentifyDateOfUnpaidTransaction(myInputEndDateWorksheet) 'added by Mike, 20201011
    End If

	'added by Mike, 20201011
'	Msgbox("count: " &amp; iUnpaidTransactionDateContainerCount)

	'added by Mike, 20210502
	sPath = DirectoryNameoutofPath(ThisComponent.getURL(),"/")
  	sFileName = FileNameoutofPath(ThisComponent.getURL(),"/")
  	
	'save workbook
	saveAsODSArgs(0).Name = "URL"
	saveAsODSArgs(0).Value = sPath &amp; "/" &amp; sFileName 
	saveAsODSArgs(1).Name = "FilterName"
	saveAsODSArgs(1).Value = "calc8" '"writer8"

	'added by Mike, 20200815
	saveAsODSArgs(0).Name = "URL"
	saveAsODSArgs(0).Value = weeklyCollectionReportWorkbookFileName 'sPath &amp; "/" &amp; sFileName 
	saveAsODSArgs(1).Name = "FilterName"
	'edited by Mike, 20200823
	saveAsODSArgs(1).Value = "calc8"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TO-DO: -update: instructions to delete worksheet if exists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edited by Mike, 20201011
	'worksheet.getCellRangeByName("B7").value = "-1.00"
	worksheet.getCellRangeByName("B7").setString(dActualTotalNetPF)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added by Mike, 20201011
	dTotalUncollectedCash = dTotalNetPF - dActualTotalNetPF
	
	'edited by Mike, 20201011
    'worksheet.getCellRangeByName("B16").setValue("0.00")
    'edited by Mike, 20201115
    'This is for the computer to auto-compute value even if we change the value in the actual cell
    'worksheet.getCellRangeByName("B16").setValue(dTotalUncollectedCash)
    'edited by Mike, 20201206
'    worksheet.getCellRangeByName("B16").Formula = "=B7+B9" 'PT Treatment and Consultation
    worksheet.getCellRangeByName("B16").Formula = "=(B6-B7)+(B8-B9)" 'PT Treatment and Consultation
		
	oNumberFormats = ThisComponent.numberFormats
	lKey = oNumberFormats.queryKey("0.00", oLocalSettings , true)
	worksheet.getCellRangeByName("B16").NumberFormat = lKey		

	'added by Mike, 20201011
	'dates of unpaid transactions	
	iUnpaidTransactionDateContainerCountTotal = unpaidTransactionDateContainer.Count
	
	'note: add -1 due to total not included; start at 0
	For iCount=0 to iUnpaidTransactionDateContainerCountTotal-1
		If (worksheet.getCellRangeByName("C16").String="") then
			worksheet.getCellRangeByName("C16").String = CStr(unpaidTransactionDateContainer(CStr(iCount)))
		Else
			worksheet.getCellRangeByName("C16").String = worksheet.getCellRangeByName("C16").String &amp; "," &amp; CStr(unpaidTransactionDateContainer(CStr(iCount)))
		End If	
	Next
	    
    'edited by Mike, 20201011
    'worksheet.getCellRangeByName("B17").setValue("0.00")
    'edited by Mike, 20201115
    'This is for the computer to auto-compute value even if we change the value in the actual cell    
    'worksheet.getCellRangeByName("B17").setValue(dTotalUncollectedCash)
    worksheet.getCellRangeByName("B17").Formula = "=B16" 'PT Treatment and Consultation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edited by Mike, 20201011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edited by Mike, 20200823
                If InStr(myInputWorksheet.getCellRangeByName("I" &amp; RowCount).String, "HMO") = 0 Then                
                    'MsgBox ("Name" &amp; myInputWorksheet.getCellRangeByName("D" &amp; RowCount).String)
                
                    'MsgBox ("Net PF: " &amp; myInput.Range("K" &amp; RowCount).Value)
                    dTotalNetPF = dTotalNetPF + myInputWorksheet.getCellRangeByName("K" &amp; RowCount).value
                    
                    'MsgBox ("dTotalNetPF: " &amp; dTotalNetPF)                    
                    
                    'added by Mike, 20201011
					'verify if we transaction is already "paid" in actuality
					sPaidKeyPhrase = "paid:"
							
		            If (InStr(UCase(myInputWorksheet.getCellRangeByName("A" &amp; RowCount).String), UCase(sPaidKeyPhrase)) &lt;&gt; 0) Then
                    	dActualTotalNetPF = dActualTotalNetPF + myInputWorksheet.getCellRangeByName("K" &amp; RowCount).value
		            End If
                    
                Else
                    dForecastedTotalNetPTTreatmentFromHMO = dForecastedTotalNetPTTreatmentFromHMO + myInputWorksheet.getCellRangeByName("K" &amp; RowCount).value
					
					'TO-DO: -add: actual Total paid for HMO transactions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1011
Private Function autoIdentifyDateOfUnpaidTransaction(myInputWorksheet As Object)  
'    iKeyCountTotal=unpaidTransactionDateContainer.Count
    iKeyCount = 0
    RowCount = 1

    'identify the last transaction row
    For Each row In myInputWorksheet.Rows
        'MsgBox ("RowCount: " &amp; RowCount)
        
        If RowCount = 1 Then 'do not include Table header row
        Else
            myCurrentDate = CDate(myInputWorksheet.getCellRangeByName("B" &amp; RowCount).value)

'            MsgBox ("startDate: " &amp; startDate)
'            MsgBox ("myCurrentDate: " &amp; myCurrentDate)
            
            If myCurrentDate &gt;= startDate And myCurrentDate &lt;= endDate Then
            	'if Cash, i.e. not HMO
                If InStr(myInputWorksheet.getCellRangeByName("I" &amp; RowCount).String, "HMO") = 0 Then
					'verify if we transaction is already "paid" in actuality
					sPaidKeyPhrase = "paid:"

					'if paid
		            If (InStr(UCase(myInputWorksheet.getCellRangeByName("A" &amp; RowCount).String), UCase(sPaidKeyPhrase)) &lt;&gt; 0) Then
                    'identify dates of unpaid transactions
                    else
                    	'TO-DO: -update: date format
                    	'Reference: https://wiki.openoffice.org/wiki/Documentation/BASIC_Guide/Strings_(Runtime_Library)
                    	'last accessed: 20201011
                    	
                    	sDate = myInputWorksheet.getCellRangeByName("B" &amp; RowCount).String
                    	
'                    	Msgbox("&gt;&gt;&gt;" &amp; sDate)
							
'                    	If Contains(unpaidTransactionDateContainer, sDate) Then
'                    	Else 
'                    		unpaidTransactionDateContainer.Add sDate, sDate 'key and value are sDate
'                    	End If

						iTotal=unpaidTransactionDateContainer.Count
						bHasDateInCollection=False
						
						'if Not 0
						If (iTotal &lt;&gt; 0) Then
							'note: add -1 due to total not included; start at 0
							For iCount=0 to iTotal-1
'								Msgbox("sDate: " &amp; sDate)
'								Msgbox("unpaid: " &amp; unpaidTransactionDateContainer(CStr(iCount))

								If InStr(sDate,unpaidTransactionDateContainer(CStr(iCount))) = 0 Then
								Else
									bHasDateInCollection=True
									Exit For
								End If
							
	'							if Contains(unpaidTransactionDateContainer, CStr(iCount)) Then
	'							Else
	'								unpaidTransactionDateContainer.Add sDate, CStr(iCount)
	'							End If
							Next
						End If
						
						If Not bHasDateInCollection Then
							unpaidTransactionDateContainer.Add sDate, CStr(iKeyCount)
							iKeyCount=iKeyCount+1
						End If

					End If
				End If
            Else
				'TO-DO: -add: actual Total paid for HMO transactions
            End If
        End If
                
        RowCount = RowCount + 1
        
        If (myInputWorksheet.getCellRangeByName("C" &amp; RowCount).String="") Then
            Exit For
        End If
    Next row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ub autoWriteCashPaidDatePhraseInNotesColumnTreatmentMasterList()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201011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Calc logbook based on:
' a) printed payslips from Sta. Lucia
' b) Excel payslip reports from Sta. Lucia
' c) Rehab/Clinic logbook (pen and paper)
' d) Rehab/Clinic Excel logbook
'
' 2) The date phrase uses the same format, i.e. "mmm-dd-yy", as the transaction date in the worksheet/workbook
'

Dim myInput As Object 'Worksheet
Dim myOutput As Object ' Worksheet 'the same as myInput
Dim row As Object 'Range 'edited by Mike, 20200920
Dim RowCount As Integer

RowCount = 2 'do not included the table header

myInput = ThisComponent.CurrentController.ActiveSheet
myOutput = ThisComponent.CurrentController.ActiveSheet
	
For Each row In myInput.Rows
       'edited by Mike, 20190903
       'if not empty, an HMO, a No Charge, and a Sta. Lucia Reality (SLR) transaction
		'edited by Mike, 20200918
'       If (IsEmpty(myInput.Range("I" &amp; RowCount).value) = 0) And (InStr(UCase(myInput.Range("I" &amp; RowCount).value), "HMO") = 0) And (InStr(UCase(myInput.Range("I" &amp; RowCount).value), "NC") = 0) And (InStr(UCase(myInput.Range("I" &amp; RowCount).value), "NO CHARGE") = 0) And (InStr(UCase(myInput.Range("I" &amp; RowCount).value), "SLR") = 0) Then
       If (myInput.getCellRangeByName("I" &amp; RowCount).String &lt;&gt; "") And (InStr(UCase(myInput.getCellRangeByName("I" &amp; RowCount).String), "HMO") = 0) And (InStr(UCase(myInput.getCellRangeByName("I" &amp; RowCount).String), "NC") = 0) And (InStr(UCase(myInput.getCellRangeByName("I" &amp; RowCount).String), "NO CHARGE") = 0) And (InStr(UCase(myInput.getCellRangeByName("I" &amp; RowCount).String), "SLR") = 0) Then
			
			 'added by Mike, 20201011			   			 
			 'if transaction row's background color is -1, i.e. transparent/blank
  			 inputCellBackgroundColor = myInput.getCellRangeByName("A" &amp; RowCount).CellBackColor
			 
			 'edited by Mike, 20201011			   			 
  			 If (inputCellBackgroundColor=-1) Then
  			 else 'if not transparent/blank	  
	'            'edited by Mike, 20190607
	'            'myOutput.Range("A" &amp; RowCount) = "paid: " &amp; Format(myInput.Range("B" &amp; RowCount).Value, "mmm-dd-yy") &amp; "; " &amp; myInput.Range("A" &amp; RowCount).Value
	            
	            sOutput = "paid: " &amp; Format(myInput.getCellRangeByName("B" &amp; RowCount).String, "mmm-dd-yy") &amp; "; "
	'            'if we haven't added the "paid:..."
	            If (InStr(myOutput.getCellRangeByName("A" &amp; RowCount).String, soutput) = 0) Then
	                myOutput.getCellRangeByName("A" &amp; RowCount).String = sOutput &amp; myInput.getCellRangeByName("A" &amp; RowCount).String
	            End If
	         End If
       End If
 
 	   'edited by Mike, 20200918      
       RowCount = RowCount + 1
 	   
'       If IsEmpty(myInput.Range("D" &amp; RowCount).value) Then
       If (myInput.getCellRangeByName("D" &amp; RowCount).String="") Then
            Exit For
       End If
Next row

'note: not used
'TO-DO: -add: this
'myOutput.Range("A" &amp; 1, "A" &amp; RowCount).Font.Size = 11
'myOutput.Range("A" &amp; 1, "A" &amp; RowCount).Font.name = "Calibri"
''myOutput.Range("A" &amp; 1, "A" &amp; RowCount).NumberFormat = "mmm-dd-yy"
''myOutput.Range("A" &amp; 1, "A" &amp; RowCount).NumberFormat = "0.00"

End Sub

'added by Mike, 20201011
'Reference: https://stackoverflow.com/questions/40265781/how-to-count-duplicate-entries-in-openoffice-libreoffice-basic;
'answer by: Jim K, 20161027T1426
' Returns True if the collection contains the key, otherwise False.
Function Contains(coll As Collection, key As Variant)
    On Error Goto ErrorHandler
    coll.Item(key)
    Contains = True
    Exit Function
ErrorHandler:
    Contains = Fals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